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5708" officeooo:paragraph-rsid="000a5708"/>
    </style:style>
    <style:style style:name="P2" style:family="paragraph" style:parent-style-name="Standard">
      <style:text-properties officeooo:rsid="000a5708" officeooo:paragraph-rsid="000dca58"/>
    </style:style>
    <style:style style:name="P3" style:family="paragraph" style:parent-style-name="Standard">
      <style:text-properties officeooo:rsid="000c4696" officeooo:paragraph-rsid="000c4696"/>
    </style:style>
    <style:style style:name="P4" style:family="paragraph" style:parent-style-name="Standard">
      <style:text-properties officeooo:rsid="000c4696" officeooo:paragraph-rsid="000dca58"/>
    </style:style>
    <style:style style:name="P5" style:family="paragraph" style:parent-style-name="Standard">
      <style:text-properties officeooo:rsid="000d7dc5" officeooo:paragraph-rsid="000d7dc5"/>
    </style:style>
    <style:style style:name="P6" style:family="paragraph" style:parent-style-name="Standard">
      <style:text-properties officeooo:rsid="000d7dc5" officeooo:paragraph-rsid="000dca58"/>
    </style:style>
    <style:style style:name="P7" style:family="paragraph" style:parent-style-name="Standard">
      <style:text-properties officeooo:rsid="000dca58" officeooo:paragraph-rsid="000dca58"/>
    </style:style>
    <style:style style:name="P8" style:family="paragraph" style:parent-style-name="Standard">
      <style:paragraph-properties fo:break-before="page"/>
      <style:text-properties officeooo:rsid="000dca58" officeooo:paragraph-rsid="000dca58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4696"/>
    </style:style>
    <style:style style:name="T3" style:family="text">
      <style:text-properties style:font-name="Times New Roman1" officeooo:rsid="000a5708"/>
    </style:style>
    <style:style style:name="T4" style:family="text">
      <style:text-properties style:font-name="Times New Roman1" officeooo:rsid="000d7dc5"/>
    </style:style>
    <style:style style:name="T5" style:family="text">
      <style:text-properties style:font-name="Times New Roman1" officeooo:rsid="000dca58"/>
    </style:style>
    <style:style style:name="T6" style:family="text">
      <style:text-properties officeooo:rsid="000c46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matik <text:span text:style-name="T6">(läsbar)</text:span></text:p>
      <text:p text:style-name="P1"/>
      <text:p text:style-name="P1">START → FUNCDEF START'</text:p>
      <text:p text:style-name="P1">START' → START | <text:span text:style-name="T1">ε</text:span></text:p>
      <text:p text:style-name="P1"><text:span text:style-name="T1"/></text:p>
      <text:p text:style-name="P1"><text:span text:style-name="T1">FUNCDEF → TYPE id ( PARS ) BLOCK</text:span></text:p>
      <text:p text:style-name="P1"><text:span text:style-name="T1"/></text:p>
      <text:p text:style-name="P1"><text:span text:style-name="T1">TYPE → int | void</text:span></text:p>
      <text:p text:style-name="P1"><text:span text:style-name="T1"/></text:p>
      <text:p text:style-name="P1"><text:span text:style-name="T1">PARS → int id PARS' | void | ε</text:span></text:p>
      <text:p text:style-name="P1"><text:span text:style-name="T1">PARS' → , int id PARS' | ε</text:span></text:p>
      <text:p text:style-name="P1"><text:span text:style-name="T1"/></text:p>
      <text:p text:style-name="P1"><text:span text:style-name="T1">BLOCK → </text:span><text:span text:style-name="T2">{ </text:span><text:span text:style-name="T1">BLOCK</text:span><text:span text:style-name="T2">' }</text:span></text:p>
      <text:p text:style-name="P3"><text:span text:style-name="T2">B</text:span><text:span text:style-name="T1">LOCK' → STMT BLOCK' | </text:span><text:span text:style-name="T3">ε</text:span></text:p>
      <text:p text:style-name="P1"><text:span text:style-name="T1"/></text:p>
      <text:p text:style-name="P1"><text:span text:style-name="T1">STMT → </text:span><text:span text:style-name="T2">IDENT</text:span><text:span text:style-name="T1"> ; | IFSTMT ; | WHILESTMT ; | read </text:span><text:span text:style-name="T2">( </text:span><text:span text:style-name="T1">id </text:span><text:span text:style-name="T2">)</text:span><text:span text:style-name="T1"> ; </text:span><text:span text:style-name="T2">| write EXPR ; | VARDEC ; | return EXPR ;</text:span></text:p>
      <text:p text:style-name="P1"><text:span text:style-name="T2"/></text:p>
      <text:p text:style-name="P3"><text:span text:style-name="T1">IDENT → id IDENT'</text:span></text:p>
      <text:p text:style-name="P3"><text:span text:style-name="T1">IDENT' → ASSIGN | FUNCCALL</text:span></text:p>
      <text:p text:style-name="P3"><text:span text:style-name="T1">ASSIGN → = EXPR</text:span></text:p>
      <text:p text:style-name="P3"><text:span text:style-name="T1">FUNCCALL → ( ARGS )</text:span></text:p>
      <text:p text:style-name="P3"><text:span text:style-name="T1"/></text:p>
      <text:p text:style-name="P3"><text:span text:style-name="T1">IFSTMT → if ( EXPR ) BLOCK IFSTMT'</text:span></text:p>
      <text:p text:style-name="P3"><text:span text:style-name="T1">IFSTMT' → else IFSTMT'' | </text:span><text:span text:style-name="T3">ε</text:span></text:p>
      <text:p text:style-name="P3"><text:span text:style-name="T3">I</text:span><text:span text:style-name="T1">FSTMT'' → BLOCK | IFSTMT</text:span></text:p>
      <text:p text:style-name="P3"><text:span text:style-name="T1"/></text:p>
      <text:p text:style-name="P3"><text:span text:style-name="T1">WHILESTMT → while ( EXPR ) BLOCK</text:span></text:p>
      <text:p text:style-name="P3"><text:span text:style-name="T1"/></text:p>
      <text:p text:style-name="P3"><text:span text:style-name="T1">VARDEC → int id VARDEC'</text:span></text:p>
      <text:p text:style-name="P3"><text:span text:style-name="T1">VARDEC' → = EXPR | , id VARDEC' | </text:span><text:span text:style-name="T3">ε</text:span></text:p>
      <text:p text:style-name="P3"><text:span text:style-name="T3"/></text:p>
      <text:p text:style-name="P7"><text:span text:style-name="T3">A</text:span><text:span text:style-name="T1">RGS → EXPR ARGS' | </text:span><text:span text:style-name="T3">ε</text:span></text:p>
      <text:p text:style-name="P7"><text:span text:style-name="T3">A</text:span><text:span text:style-name="T1">RGS' → , EXPR ARGS' | </text:span><text:span text:style-name="T3">ε</text:span></text:p>
      <text:p text:style-name="P3"><text:span text:style-name="T3"/></text:p>
      <text:p text:style-name="P3"><text:span text:style-name="T3">E</text:span><text:span text:style-name="T1">XPR →</text:span><text:span text:style-name="T4"> SUM EXPR'</text:span></text:p>
      <text:p text:style-name="P5"><text:span text:style-name="T1">EXPR' → == EXPR | &lt; EXPR | &lt;= EXPR | &gt; EXPR | &gt;= EXPR | </text:span><text:span text:style-name="T3">ε</text:span></text:p>
      <text:p text:style-name="P5"><text:span text:style-name="T3"/></text:p>
      <text:p text:style-name="P5"><text:span text:style-name="T3">S</text:span><text:span text:style-name="T1">UM → TERM SUM'</text:span></text:p>
      <text:p text:style-name="P5"><text:span text:style-name="T1">SUM' → + SUM | - SUM | </text:span><text:span text:style-name="T3">ε</text:span></text:p>
      <text:p text:style-name="P5"><text:span text:style-name="T3"/></text:p>
      <text:p text:style-name="P5"><text:span text:style-name="T3">T</text:span><text:span text:style-name="T1">ERM → num TERM' | id TERM'' | ( EXPR ) | !TERM</text:span></text:p>
      <text:p text:style-name="P5"><text:span text:style-name="T1">TERM' → * TERM | / TERM | </text:span><text:span text:style-name="T3">ε</text:span><text:span text:style-name="T1"> </text:span></text:p>
      <text:p text:style-name="P5"><text:span text:style-name="T1">TERM'' → FUNCCALL | TERM'</text:span></text:p>
      <text:p text:style-name="P5"><text:span text:style-name="T1"/></text:p>
      <text:p text:style-name="P7"><text:span text:style-name="T1"/></text:p>
      <text:p text:style-name="P8"><text:span text:style-name="T1">Grammatik (implementerbar)</text:span></text:p>
      <text:p text:style-name="P2"/>
      <text:p text:style-name="P2">START → FUNCDEF START'</text:p>
      <text:p text:style-name="P2">START' → <text:s/><text:span text:style-name="T1">ε </text:span><text:span text:style-name="T5">| </text:span>START</text:p>
      <text:p text:style-name="P2"><text:span text:style-name="T1"/></text:p>
      <text:p text:style-name="P2"><text:span text:style-name="T1">FUNCDEF → TYPE id ( PARS ) BLOCK</text:span></text:p>
      <text:p text:style-name="P2"><text:span text:style-name="T1"/></text:p>
      <text:p text:style-name="P2"><text:span text:style-name="T1">TYPE → int | void</text:span></text:p>
      <text:p text:style-name="P2"><text:span text:style-name="T1"/></text:p>
      <text:p text:style-name="P2"><text:span text:style-name="T1">PARS → int id PARS' | void | ε</text:span></text:p>
      <text:p text:style-name="P2"><text:span text:style-name="T1">PARS' → , int id PARS' | ε</text:span></text:p>
      <text:p text:style-name="P2"><text:span text:style-name="T1"/></text:p>
      <text:p text:style-name="P2"><text:span text:style-name="T1">BLOCK → </text:span><text:span text:style-name="T2">{ </text:span><text:span text:style-name="T1">BLOCK</text:span><text:span text:style-name="T2">' }</text:span></text:p>
      <text:p text:style-name="P4"><text:span text:style-name="T1">BLOCK' → </text:span><text:span text:style-name="T3">ε </text:span><text:span text:style-name="T5">|</text:span><text:span text:style-name="T1"> STMT BLOCK'</text:span></text:p>
      <text:p text:style-name="P2"><text:span text:style-name="T1"/></text:p>
      <text:p text:style-name="P2"><text:span text:style-name="T1">STMT → </text:span><text:span text:style-name="T5">id </text:span><text:span text:style-name="T2">IDENT</text:span><text:span text:style-name="T5">'</text:span><text:span text:style-name="T1"> ; | </text:span><text:span text:style-name="T2">if ( EXPR ) BLOCK IFSTMT'</text:span><text:span text:style-name="T1"> ; | </text:span><text:span text:style-name="T2">while ( EXPR ) BLOCK</text:span><text:span text:style-name="T1"> ; | read </text:span><text:span text:style-name="T2">( </text:span><text:span text:style-name="T1">id </text:span><text:span text:style-name="T2">)</text:span><text:span text:style-name="T1"> ; </text:span><text:span text:style-name="T2">| write EXPR ; | int id VARDEC' ; | return EXPR ;</text:span></text:p>
      <text:p text:style-name="P4"><text:span text:style-name="T1"/></text:p>
      <text:p text:style-name="P4"><text:span text:style-name="T1">IDENT</text:span><text:span text:style-name="T5">'</text:span><text:span text:style-name="T1"> → = EXPR | ( ARGS )</text:span></text:p>
      <text:p text:style-name="P4"><text:span text:style-name="T1"/></text:p>
      <text:p text:style-name="P4"><text:span text:style-name="T1">IFSTMT' → else IFSTMT'' | </text:span><text:span text:style-name="T3">ε</text:span></text:p>
      <text:p text:style-name="P4"><text:span text:style-name="T3">I</text:span><text:span text:style-name="T1">FSTMT'' → if ( EXPR ) BLOCK IFSTMT' </text:span><text:span text:style-name="T5">| </text:span><text:span text:style-name="T1">BLOCK</text:span></text:p>
      <text:p text:style-name="P4"><text:span text:style-name="T1"/></text:p>
      <text:p text:style-name="P4"><text:span text:style-name="T1">VARDEC' → = EXPR | , id VARDEC' | </text:span><text:span text:style-name="T3">ε</text:span></text:p>
      <text:p text:style-name="P4"><text:span text:style-name="T3"/></text:p>
      <text:p text:style-name="P7"><text:span text:style-name="T3">A</text:span><text:span text:style-name="T1">RGS → </text:span><text:span text:style-name="T3">ε </text:span><text:span text:style-name="T1">| EXPR ARGS'</text:span></text:p>
      <text:p text:style-name="P7"><text:span text:style-name="T3">A</text:span><text:span text:style-name="T1">RGS' → , EXPR ARGS' | </text:span><text:span text:style-name="T3">ε</text:span></text:p>
      <text:p text:style-name="P4"><text:span text:style-name="T3"/></text:p>
      <text:p text:style-name="P4"><text:span text:style-name="T3">E</text:span><text:span text:style-name="T1">XPR →</text:span><text:span text:style-name="T4"> SUM EXPR'</text:span></text:p>
      <text:p text:style-name="P6"><text:span text:style-name="T1">EXPR' → == EXPR | &lt; EXPR | &lt;= EXPR | &gt; EXPR | &gt;= EXPR | </text:span><text:span text:style-name="T3">ε</text:span></text:p>
      <text:p text:style-name="P6"><text:span text:style-name="T3"/></text:p>
      <text:p text:style-name="P6"><text:span text:style-name="T3">S</text:span><text:span text:style-name="T1">UM → TERM SUM'</text:span></text:p>
      <text:p text:style-name="P6"><text:span text:style-name="T1">SUM' → + SUM | - SUM | </text:span><text:span text:style-name="T3">ε</text:span></text:p>
      <text:p text:style-name="P6"><text:span text:style-name="T3"/></text:p>
      <text:p text:style-name="P6"><text:span text:style-name="T3">T</text:span><text:span text:style-name="T1">ERM → num TERM' | id TERM'' | ( EXPR ) | !TERM</text:span></text:p>
      <text:p text:style-name="P6"><text:span text:style-name="T1">TERM' → * TERM | / TERM | </text:span><text:span text:style-name="T3">ε</text:span><text:span text:style-name="T1"> </text:span></text:p>
      <text:p text:style-name="P6"><text:span text:style-name="T1">TERM'' → </text:span><text:span text:style-name="T2">( ARGS )</text:span><text:span text:style-name="T1"> | TERM'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 </meta:initial-creator>
    <meta:creation-date>2014-05-07T13:52:31.519000000</meta:creation-date>
    <dc:date>2014-05-07T14:54:30.783000000</dc:date>
    <dc:creator>Linus </dc:creator>
    <meta:editing-duration>PT7S</meta:editing-duration>
    <meta:editing-cycles>1</meta:editing-cycles>
    <meta:document-statistic meta:table-count="0" meta:image-count="0" meta:object-count="0" meta:page-count="2" meta:paragraph-count="52" meta:word-count="415" meta:character-count="1554" meta:non-whitespace-character-count="1188"/>
    <meta:generator>LibreOffice/4.1.5.3$Windows_x86 LibreOffice_project/1c1366bba2ba2b554cd2ca4d87c06da81c05d24</meta:generator>
  </office:meta>
</office:document-meta>
</file>